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Text_20_body">
      <style:paragraph-properties fo:margin-top="0cm" fo:margin-bottom="0cm" loext:contextual-spacing="false" fo:line-height="150%" fo:orphans="0" fo:widows="0" style:text-autospace="none"/>
      <style:text-properties fo:font-variant="normal" fo:text-transform="none" fo:color="#000000" style:text-line-through-style="none" style:text-line-through-type="none" style:font-name="Times New Roman1" fo:font-size="11pt" fo:language="es" fo:country="ES" fo:font-style="normal" style:text-underline-style="none" fo:font-weight="bold" style:text-blinking="false" fo:background-color="transparent" style:font-size-asian="12pt" style:font-size-complex="12pt"/>
    </style:style>
    <style:style style:name="P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1pt" fo:language="es" fo:country="ES"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1pt" fo:language="es" fo:country="ES" fo:font-style="normal" style:text-underline-style="none" fo:font-weight="bold" style:text-blinking="false" fo:background-color="transparent"/>
    </style:style>
    <style:style style:name="P4" style:family="paragraph" style:parent-style-name="Text_20_body">
      <style:paragraph-properties fo:line-height="150%"/>
      <style:text-properties style:font-name="Times New Roman1" fo:language="es" fo:country="ES"/>
    </style:style>
    <style:style style:name="P5" style:family="paragraph" style:parent-style-name="Standard" style:master-page-name="MP0">
      <style:paragraph-properties fo:margin-top="0cm" fo:margin-bottom="0cm" loext:contextual-spacing="false" fo:line-height="150%" fo:text-align="center" style:justify-single-word="false" fo:orphans="0" fo:widows="0" style:page-number="auto" fo:break-before="page" style:text-autospace="none"/>
    </style:style>
    <style:style style:name="P6" style:family="paragraph" style:parent-style-name="Standard">
      <style:paragraph-properties fo:margin-top="0cm" fo:margin-bottom="0cm" loext:contextual-spacing="false" fo:line-height="150%" fo:text-align="center" style:justify-single-word="false" fo:orphans="0" fo:widows="0" style:text-autospace="none"/>
    </style:style>
    <style:style style:name="P7" style:family="paragraph" style:parent-style-name="Text_20_body">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1pt" fo:language="es" fo:country="ES" fo:font-style="normal" style:text-underline-style="none" fo:font-weight="normal" style:text-blinking="false" fo:background-color="transparent"/>
    </style:style>
    <style:style style:name="P8"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1pt" fo:language="es" fo:country="ES"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style:font-name="Times New Roman1"/>
    </style:style>
    <style:style style:name="P10"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style:font-name="Times New Roman1" officeooo:paragraph-rsid="001ff796"/>
    </style:style>
    <style:style style:name="P11"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orphans="2" fo:widows="2" fo:hyphenation-ladder-count="no-limit" fo:background-color="transparent" fo:padding="0cm" fo:border="none" style:writing-mode="lr-tb"/>
      <style:text-properties style:font-name="Times New Roman1" officeooo:paragraph-rsid="002020cd" fo:hyphenate="false" loext:hyphenation-no-caps="false"/>
    </style:style>
    <style:style style:name="P12" style:family="paragraph" style:parent-style-name="Text_20_body">
      <loext:graphic-properties draw:fill="none" draw:fill-color="#ffffff"/>
      <style:paragraph-properties fo:margin-top="0cm" fo:margin-bottom="0cm" loext:contextual-spacing="false" fo:line-height="150%" fo:text-align="justify" style:justify-single-word="false" fo:orphans="2" fo:widows="2" fo:hyphenation-ladder-count="no-limit" fo:background-color="transparent" fo:padding="0cm" fo:border="none" style:writing-mode="lr-tb"/>
      <style:text-properties style:font-name="Times New Roman1" officeooo:paragraph-rsid="002020cd" fo:hyphenate="false" loext:hyphenation-no-caps="false"/>
    </style:style>
    <style:style style:name="P13" style:family="paragraph" style:parent-style-name="Text_20_body">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style:font-name="Times New Roman1"/>
    </style:style>
    <style:style style:name="P1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1pt" fo:language="es" fo:country="ES" fo:font-style="normal" style:text-underline-style="none" fo:font-weight="normal" style:text-blinking="false" fo:background-color="transparent"/>
    </style:style>
    <style:style style:name="T1" style:family="text">
      <style:text-properties fo:color="#23b8dc" style:font-name="Cambria" fo:font-size="13pt" fo:language="es" fo:country="ES" fo:font-weight="bold" style:font-size-asian="13pt" style:font-weight-asian="bold" style:font-size-complex="13pt" style:font-weight-complex="bold"/>
    </style:style>
    <style:style style:name="T2" style:family="text">
      <style:text-properties fo:font-variant="normal" fo:text-transform="none" fo:color="#000000" style:text-line-through-style="none" style:text-line-through-type="none" fo:font-size="11pt" fo:language="es" fo:country="ES"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1pt" fo:language="es" fo:country="ES" fo:font-style="normal" style:text-underline-style="none" fo:font-weight="normal" officeooo:rsid="001ff796" style:text-blinking="false" fo:background-color="transparent" loext:char-shading-value="0" style:font-name-asian="Times New Roman" style:font-size-asian="11pt" style:font-name-complex="Times New Roman" style:font-size-complex="11pt" style:language-complex="ar" style:country-complex="SA"/>
    </style:style>
    <style:style style:name="T4" style:family="text">
      <style:text-properties fo:font-variant="normal" fo:text-transform="none" fo:color="#000000" style:text-line-through-style="none" style:text-line-through-type="none" fo:font-size="11pt" fo:language="es" fo:country="ES" fo:font-style="normal" style:text-underline-style="none" fo:font-weight="normal" officeooo:rsid="002020cd" style:text-blinking="false" fo:background-color="transparent" loext:char-shading-value="0" style:font-name-asian="Times New Roman" style:font-size-asian="11pt" style:font-name-complex="Times New Roman" style:font-size-complex="11pt" style:language-complex="ar" style:country-complex="SA"/>
    </style:style>
    <style:style style:name="T5" style:family="text">
      <style:text-properties fo:font-variant="normal" fo:text-transform="none" fo:color="#000000" style:text-line-through-style="none" style:text-line-through-type="none" fo:font-size="11pt" fo:language="es" fo:country="ES" fo:font-style="normal" style:text-underline-style="none" fo:font-weight="normal" officeooo:rsid="002359a4" style:text-blinking="false" fo:background-color="transparent" loext:char-shading-value="0" style:font-name-asian="Times New Roman" style:font-size-asian="11pt" style:font-name-complex="Times New Roman" style:font-size-complex="11pt" style:language-complex="ar" style:country-complex="SA"/>
    </style:style>
    <style:style style:name="T6" style:family="text">
      <style:text-properties fo:font-variant="normal" fo:text-transform="none" fo:color="#000000" style:text-line-through-style="none" style:text-line-through-type="none" fo:font-size="11pt" fo:language="es" fo:country="ES" fo:font-style="normal" style:text-underline-style="none" fo:font-weight="normal" officeooo:rsid="0019bdde" style:text-blinking="false" fo:background-color="transparent" loext:char-shading-value="0" style:font-name-asian="Times New Roman" style:font-size-asian="11pt" style:font-name-complex="Times New Roman" style:font-size-complex="11pt" style:language-complex="ar" style:country-complex="SA"/>
    </style:style>
    <style:style style:name="T7" style:family="text">
      <style:text-properties fo:font-variant="normal" fo:text-transform="none" fo:color="#000000" style:text-line-through-style="none" style:text-line-through-type="none" fo:font-size="11pt" fo:language="es" fo:country="ES" fo:font-style="normal" style:text-underline-style="none" fo:font-weight="normal" officeooo:rsid="002531a7" style:text-blinking="false" fo:background-color="transparent" loext:char-shading-value="0" style:font-name-asian="Times New Roman" style:font-size-asian="11pt" style:font-name-complex="Times New Roman" style:font-size-complex="11pt" style:language-complex="ar" style:country-complex="SA"/>
    </style:style>
    <style:style style:name="T8" style:family="text">
      <style:text-properties fo:font-variant="normal" fo:text-transform="none" fo:color="#000000" style:text-line-through-style="none" style:text-line-through-type="none" fo:font-size="11pt" fo:language="es" fo:country="ES" fo:font-style="normal" style:text-underline-style="none" fo:font-weight="normal" officeooo:rsid="00270ac2" style:text-blinking="false" fo:background-color="transparent" loext:char-shading-value="0" style:font-name-asian="Times New Roman" style:font-size-asian="11pt" style:font-name-complex="Times New Roman" style:font-size-complex="11pt" style:language-complex="ar" style:country-complex="SA"/>
    </style:style>
    <style:style style:name="T9" style:family="text">
      <style:text-properties fo:font-variant="normal" fo:text-transform="none" fo:color="#000000" style:text-line-through-style="none" style:text-line-through-type="none" fo:font-size="11pt" fo:language="es" fo:country="ES" fo:font-style="normal" style:text-underline-style="none" fo:font-weight="normal" officeooo:rsid="001ff796" style:text-blinking="false" fo:background-color="transparent" loext:char-shading-value="0"/>
    </style:style>
    <style:style style:name="T10" style:family="text">
      <style:text-properties fo:font-variant="normal" fo:text-transform="none" fo:color="#000000" style:text-line-through-style="none" style:text-line-through-type="none" fo:font-size="11pt" fo:language="es" fo:country="ES" fo:font-style="normal" style:text-underline-style="none" fo:font-weight="normal" officeooo:rsid="002359a4" style:text-blinking="false" fo:background-color="transparent" loext:char-shading-value="0"/>
    </style:style>
    <style:style style:name="T11" style:family="text">
      <style:text-properties fo:font-variant="normal" fo:text-transform="none" fo:color="#000000" style:text-line-through-style="none" style:text-line-through-type="none" fo:font-size="11pt" fo:language="es" fo:country="ES" fo:font-style="normal" style:text-underline-style="none" fo:font-weight="normal" officeooo:rsid="002531a7" style:text-blinking="false" fo:background-color="transparent" loext:char-shading-value="0"/>
    </style:style>
    <style:style style:name="T12" style:family="text">
      <style:text-properties fo:font-variant="normal" fo:text-transform="none" fo:color="#000000" style:text-line-through-style="none" style:text-line-through-type="none" fo:font-size="11pt" fo:language="es" fo:country="ES" fo:font-style="normal" style:text-underline-style="none" fo:font-weight="normal" officeooo:rsid="00270ac2"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1pt" fo:language="es" fo:country="ES"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11pt" fo:language="es" fo:country="ES" fo:font-style="normal" style:text-underline-style="none" fo:font-weight="normal" officeooo:rsid="001ff796" style:text-blinking="false" fo:background-color="transparent" loext:char-shading-value="0" style:font-name-asian="Times New Roman" style:font-size-asian="11pt" style:font-name-complex="Times New Roman" style:font-size-complex="11pt" style:language-complex="ar" style:country-complex="SA"/>
    </style:style>
    <style:style style:name="T15" style:family="text">
      <style:text-properties officeooo:rsid="0019bdde"/>
    </style:style>
    <style:style style:name="T16" style:family="text">
      <style:text-properties officeooo:rsid="001c7dea"/>
    </style:style>
    <style:style style:name="T17" style:family="text">
      <style:text-properties officeooo:rsid="001cf41b"/>
    </style:style>
    <style:style style:name="T18" style:family="text">
      <style:text-properties officeooo:rsid="001ff796"/>
    </style:style>
    <style:style style:name="T19" style:family="text">
      <style:text-properties officeooo:rsid="0019bdde" style:font-name-asian="Times New Roman" style:font-size-asian="11pt" style:font-name-complex="Times New Roman" style:font-size-complex="11pt" style:language-complex="ar" style:country-complex="SA"/>
    </style:style>
    <style:style style:name="T20" style:family="text">
      <style:text-properties officeooo:rsid="002359a4"/>
    </style:style>
    <style:style style:name="T21" style:family="text">
      <style:text-properties style:font-name="Times New Roman1"/>
    </style:style>
    <style:style style:name="T22" style:family="text">
      <style:text-properties style:font-name="Times New Roman1" officeooo:rsid="002359a4"/>
    </style:style>
    <style:style style:name="T23" style:family="text">
      <style:text-properties style:font-name="Times New Roman1" officeooo:rsid="002531a7"/>
    </style:style>
    <style:style style:name="T24" style:family="text">
      <style:text-properties officeooo:rsid="00299c2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track-changes="false">
        <text:changed-region xml:id="ct94850809651728" text:id="ct94850809651728">
          <text:deletion>
            <office:change-info>
              <dc:creator>Autoria desconeguda</dc:creator>
              <dc:date>2022-02-18T19:44:42</dc:date>
            </office:change-info>
            <text:p text:style-name="P5"><text:span text:style-name="Default_20_Paragraph_20_Font"><text:span text:style-name="T1"/></text:span></text:p>
            <text:p text:style-name="P6"><text:span text:style-name="Default_20_Paragraph_20_Font"><text:span text:style-name="T1"/></text:span></text:p>
          </text:deletion>
        </text:changed-region>
        <text:changed-region xml:id="ct94850827582528" text:id="ct94850827582528">
          <text:format-change>
            <office:change-info>
              <dc:creator>Autoria desconeguda</dc:creator>
              <dc:date>2022-02-18T19:34:39</dc:date>
            </office:change-info>
          </text:format-change>
        </text:changed-region>
        <text:changed-region xml:id="ct94850809633200" text:id="ct94850809633200">
          <text:deletion>
            <office:change-info>
              <dc:creator>Autoria desconeguda</dc:creator>
              <dc:date>2022-02-18T19:43:41</dc:date>
            </office:change-info>
            <text:p text:style-name="P2">U</text:p>
          </text:deletion>
        </text:changed-region>
        <text:changed-region xml:id="ct94850809633888" text:id="ct94850809633888">
          <text:insertion>
            <office:change-info>
              <dc:creator>Autoria desconeguda</dc:creator>
              <dc:date>2022-02-18T19:43:42</dc:date>
            </office:change-info>
          </text:insertion>
        </text:changed-region>
        <text:changed-region xml:id="ct94850809634416" text:id="ct94850809634416">
          <text:format-change>
            <office:change-info>
              <dc:creator>Autoria desconeguda</dc:creator>
              <dc:date>2022-02-18T19:34:39</dc:date>
            </office:change-info>
          </text:format-change>
        </text:changed-region>
        <text:changed-region xml:id="ct94850809637008" text:id="ct94850809637008">
          <text:format-change>
            <office:change-info>
              <dc:creator>Autoria desconeguda</dc:creator>
              <dc:date>2022-02-18T19:34:39</dc:date>
            </office:change-info>
          </text:format-change>
        </text:changed-region>
        <text:changed-region xml:id="ct94850817281008" text:id="ct94850817281008">
          <text:format-change>
            <office:change-info>
              <dc:creator>Autoria desconeguda</dc:creator>
              <dc:date>2022-02-18T19:34:39</dc:date>
            </office:change-info>
          </text:format-change>
        </text:changed-region>
        <text:changed-region xml:id="ct94850809633568" text:id="ct94850809633568">
          <text:format-change>
            <office:change-info>
              <dc:creator>Autoria desconeguda</dc:creator>
              <dc:date>2022-02-18T19:34:39</dc:date>
            </office:change-info>
          </text:format-change>
        </text:changed-region>
        <text:changed-region xml:id="ct94850693729632" text:id="ct94850693729632">
          <text:format-change>
            <office:change-info>
              <dc:creator>Autoria desconeguda</dc:creator>
              <dc:date>2022-02-18T19:34:39</dc:date>
            </office:change-info>
          </text:format-change>
        </text:changed-region>
        <text:changed-region xml:id="ct94850693729872" text:id="ct94850693729872">
          <text:deletion>
            <office:change-info>
              <dc:creator>Autoria desconeguda</dc:creator>
              <dc:date>2022-02-18T19:34:09</dc:date>
            </office:change-info>
            <text:p text:style-name="P7">debe poder</text:p>
          </text:deletion>
        </text:changed-region>
        <text:changed-region xml:id="ct94850693730112" text:id="ct94850693730112">
          <text:insertion>
            <office:change-info>
              <dc:creator>Autoria desconeguda</dc:creator>
              <dc:date>2022-02-18T19:34:10</dc:date>
            </office:change-info>
          </text:insertion>
        </text:changed-region>
        <text:changed-region xml:id="ct94850693730352" text:id="ct94850693730352">
          <text:format-change>
            <office:change-info>
              <dc:creator>Autoria desconeguda</dc:creator>
              <dc:date>2022-02-18T19:34:39</dc:date>
            </office:change-info>
          </text:format-change>
        </text:changed-region>
        <text:changed-region xml:id="ct94850792615392" text:id="ct94850792615392">
          <text:insertion>
            <office:change-info>
              <dc:creator>Autoria desconeguda</dc:creator>
              <dc:date>2022-02-18T11:19:10</dc:date>
            </office:change-info>
          </text:insertion>
        </text:changed-region>
        <text:changed-region xml:id="ct94850793587440" text:id="ct94850793587440">
          <text:format-change>
            <office:change-info>
              <dc:creator>Autoria desconeguda</dc:creator>
              <dc:date>2022-02-18T19:34:39</dc:date>
            </office:change-info>
          </text:format-change>
        </text:changed-region>
        <text:changed-region xml:id="ct94850809774368" text:id="ct94850809774368">
          <text:deletion>
            <office:change-info>
              <dc:creator>Autoria desconeguda</dc:creator>
              <dc:date>2022-02-18T19:34:19</dc:date>
            </office:change-info>
            <text:p text:style-name="P13"><text:span text:style-name="T2"><text:s/>deben poder </text:span></text:p>
          </text:deletion>
        </text:changed-region>
        <text:changed-region xml:id="ct94850809774608" text:id="ct94850809774608">
          <text:insertion>
            <office:change-info>
              <dc:creator>Autoria desconeguda</dc:creator>
              <dc:date>2022-02-18T19:38:42</dc:date>
            </office:change-info>
          </text:insertion>
        </text:changed-region>
        <text:changed-region xml:id="ct94850809774848" text:id="ct94850809774848">
          <text:insertion>
            <office:change-info>
              <dc:creator>Autoria desconeguda</dc:creator>
              <dc:date>2022-02-18T19:34:16</dc:date>
            </office:change-info>
          </text:insertion>
        </text:changed-region>
        <text:changed-region xml:id="ct94850809775408" text:id="ct94850809775408">
          <text:format-change>
            <office:change-info>
              <dc:creator>Autoria desconeguda</dc:creator>
              <dc:date>2022-02-18T19:38:18</dc:date>
            </office:change-info>
          </text:format-change>
        </text:changed-region>
        <text:changed-region xml:id="ct94850809776432" text:id="ct94850809776432">
          <text:deletion>
            <office:change-info>
              <dc:creator>Autoria desconeguda</dc:creator>
              <dc:date>2022-02-18T19:37:53</dc:date>
            </office:change-info>
            <text:list xml:id="list936468932" text:style-name="L1">
              <text:list-item>
                <text:p text:style-name="P9"><text:span text:style-name="T2">.</text:span></text:p>
              </text:list-item>
              <text:list-item>
                <text:p text:style-name="P9"><text:span text:style-name="T12"/></text:p>
              </text:list-item>
            </text:list>
          </text:deletion>
        </text:changed-region>
        <text:changed-region xml:id="ct94850793587920" text:id="ct94850793587920">
          <text:insertion>
            <office:change-info>
              <dc:creator>Autoria desconeguda</dc:creator>
              <dc:date>2022-02-18T19:37:58</dc:date>
            </office:change-info>
          </text:insertion>
        </text:changed-region>
        <text:changed-region xml:id="ct94850793589440" text:id="ct94850793589440">
          <text:format-change>
            <office:change-info>
              <dc:creator>Autoria desconeguda</dc:creator>
              <dc:date>2022-02-18T19:39:32</dc:date>
            </office:change-info>
          </text:format-change>
        </text:changed-region>
        <text:changed-region xml:id="ct94850809780816" text:id="ct94850809780816">
          <text:deletion>
            <office:change-info>
              <dc:creator>Autoria desconeguda</dc:creator>
              <dc:date>2022-02-18T19:35:43</dc:date>
            </office:change-info>
            <text:p text:style-name="P12"><text:span text:style-name="T2">deben poder </text:span></text:p>
          </text:deletion>
        </text:changed-region>
        <text:changed-region xml:id="ct94850809781056" text:id="ct94850809781056">
          <text:insertion>
            <office:change-info>
              <dc:creator>Autoria desconeguda</dc:creator>
              <dc:date>2022-02-18T19:35:43</dc:date>
            </office:change-info>
          </text:insertion>
        </text:changed-region>
        <text:changed-region xml:id="ct94850809781536" text:id="ct94850809781536">
          <text:format-change>
            <office:change-info>
              <dc:creator>Autoria desconeguda</dc:creator>
              <dc:date>2022-02-18T19:39:32</dc:date>
            </office:change-info>
          </text:format-change>
        </text:changed-region>
        <text:changed-region xml:id="ct94850809782464" text:id="ct94850809782464">
          <text:insertion>
            <office:change-info>
              <dc:creator>Autoria desconeguda</dc:creator>
              <dc:date>2022-02-18T19:36:08</dc:date>
            </office:change-info>
          </text:insertion>
        </text:changed-region>
        <text:changed-region xml:id="ct94850693731168" text:id="ct94850693731168">
          <text:insertion>
            <office:change-info>
              <dc:creator>Autoria desconeguda</dc:creator>
              <dc:date>2022-02-18T19:36:08</dc:date>
            </office:change-info>
          </text:insertion>
        </text:changed-region>
        <text:changed-region xml:id="ct94850809678672" text:id="ct94850809678672">
          <text:format-change>
            <office:change-info>
              <dc:creator>Autoria desconeguda</dc:creator>
              <dc:date>2022-02-18T19:39:32</dc:date>
            </office:change-info>
          </text:format-change>
        </text:changed-region>
        <text:changed-region xml:id="ct94850809679008" text:id="ct94850809679008">
          <text:format-change>
            <office:change-info>
              <dc:creator>Autoria desconeguda</dc:creator>
              <dc:date>2022-02-18T19:39:32</dc:date>
            </office:change-info>
          </text:format-change>
        </text:changed-region>
        <text:changed-region xml:id="ct94850809779472" text:id="ct94850809779472">
          <text:format-change>
            <office:change-info>
              <dc:creator>Autoria desconeguda</dc:creator>
              <dc:date>2022-02-18T19:39:32</dc:date>
            </office:change-info>
          </text:format-change>
        </text:changed-region>
        <text:changed-region xml:id="ct94850809778560" text:id="ct94850809778560">
          <text:format-change>
            <office:change-info>
              <dc:creator>Autoria desconeguda</dc:creator>
              <dc:date>2022-02-18T19:34:39</dc:date>
            </office:change-info>
          </text:format-change>
        </text:changed-region>
        <text:changed-region xml:id="ct94850809680384" text:id="ct94850809680384">
          <text:format-change>
            <office:change-info>
              <dc:creator>Autoria desconeguda</dc:creator>
              <dc:date>2022-02-18T19:34:39</dc:date>
            </office:change-info>
          </text:format-change>
        </text:changed-region>
        <text:changed-region xml:id="ct94850809680784" text:id="ct94850809680784">
          <text:deletion>
            <office:change-info>
              <dc:creator>Autoria desconeguda</dc:creator>
              <dc:date>2022-02-18T19:14:15</dc:date>
            </office:change-info>
            <text:p text:style-name="P13"><text:span text:style-name="T2"><text:s/>fácilmente</text:span></text:p>
          </text:deletion>
        </text:changed-region>
        <text:changed-region xml:id="ct94850809682096" text:id="ct94850809682096">
          <text:format-change>
            <office:change-info>
              <dc:creator>Autoria desconeguda</dc:creator>
              <dc:date>2022-02-18T19:34:39</dc:date>
            </office:change-info>
          </text:format-change>
        </text:changed-region>
        <text:changed-region xml:id="ct94850809685072" text:id="ct94850809685072">
          <text:format-change>
            <office:change-info>
              <dc:creator>Autoria desconeguda</dc:creator>
              <dc:date>2022-02-18T19:34:39</dc:date>
            </office:change-info>
          </text:format-change>
        </text:changed-region>
        <text:changed-region xml:id="ct94850793567856" text:id="ct94850793567856">
          <text:insertion>
            <office:change-info>
              <dc:creator>Autoria desconeguda</dc:creator>
              <dc:date>2022-02-18T19:37:13</dc:date>
            </office:change-info>
          </text:insertion>
        </text:changed-region>
        <text:changed-region xml:id="ct94850809686240" text:id="ct94850809686240">
          <text:insertion>
            <office:change-info>
              <dc:creator>Autoria desconeguda</dc:creator>
              <dc:date>2022-02-18T19:37:13</dc:date>
            </office:change-info>
          </text:insertion>
        </text:changed-region>
        <text:changed-region xml:id="ct94850809785456" text:id="ct94850809785456">
          <text:format-change>
            <office:change-info>
              <dc:creator>Autoria desconeguda</dc:creator>
              <dc:date>2022-02-18T19:34:39</dc:date>
            </office:change-info>
          </text:format-change>
        </text:changed-region>
        <text:changed-region xml:id="ct94850809683152" text:id="ct94850809683152">
          <text:format-change>
            <office:change-info>
              <dc:creator>Autoria desconeguda</dc:creator>
              <dc:date>2022-02-18T19:34:39</dc:date>
            </office:change-info>
          </text:format-change>
        </text:changed-region>
        <text:changed-region xml:id="ct94850809690032" text:id="ct94850809690032">
          <text:format-change>
            <office:change-info>
              <dc:creator>Autoria desconeguda</dc:creator>
              <dc:date>2022-02-18T19:34:39</dc:date>
            </office:change-info>
          </text:format-change>
        </text:changed-region>
        <text:changed-region xml:id="ct94850809688096" text:id="ct94850809688096">
          <text:format-change>
            <office:change-info>
              <dc:creator>Autoria desconeguda</dc:creator>
              <dc:date>2022-02-18T19:34:39</dc:date>
            </office:change-info>
          </text:format-change>
        </text:changed-region>
        <text:changed-region xml:id="ct94850809688576" text:id="ct94850809688576">
          <text:deletion>
            <office:change-info>
              <dc:creator>Autoria desconeguda</dc:creator>
              <dc:date>2022-02-18T19:37:10</dc:date>
            </office:change-info>
            <text:list xml:id="list212158108238681" text:continue-numbering="true" text:style-name="L1">
              <text:list-item>
                <text:p text:style-name="P8"/>
              </text:list-item>
              <text:list-item>
                <text:p text:style-name="P8">La aplicación debe mostrar <text:span text:style-name="T19">gráficamente</text:span> la disponibilidad de todos los miembros de un grupo.</text:p>
              </text:list-item>
            </text:list>
          </text:deletion>
        </text:changed-region>
        <text:changed-region xml:id="ct94850809688336" text:id="ct94850809688336">
          <text:deletion>
            <office:change-info>
              <dc:creator>Autoria desconeguda</dc:creator>
              <dc:date>2022-02-18T19:36:58</dc:date>
            </office:change-info>
            <text:list xml:id="list212157000852480" text:continue-numbering="true" text:style-name="L1">
              <text:list-item>
                <text:p text:style-name="P8">La aplicación debe tener un diseño intuitivo y debe mostrar la información de manera clara y no ambigua.</text:p>
              </text:list-item>
              <text:list-item>
                <text:p text:style-name="P8"/>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 text:change-id="ct94850809651728"/><text:span text:style-name="Default_20_Paragraph_20_Font"><text:span text:style-name="T1">Criterio A: Planificación</text:span></text:span></text:p>
      <text:p text:style-name="P1"><text:bookmark text:name="docs-internal-guid-3eb11521-7fff-8eb8-5913-3a76ffb38168"/><text:change-start text:change-id="ct94850827582528"/>Descripción del problema:</text:p>
      <text:p text:style-name="P2">La cliente de nuestro proyecto es una estudiante de la <text:change-end text:change-id="ct94850827582528"/><text:change text:change-id="ct94850809633200"/><text:change-start text:change-id="ct94850809633888"/><text:span text:style-name="T20">u</text:span><text:change-end text:change-id="ct94850809633888"/><text:change-start text:change-id="ct94850809634416"/>niversidad, <text:change-end text:change-id="ct94850809634416"/><text:span text:style-name="T20">que</text:span><text:change-start text:change-id="ct94850809637008"/> realiza proyectos en grupo frecuentemente. Como son bastantes los integrantes de cada grupo, les es difícil encontrar un día en el que todos puedan trabajar en el proyecto conjuntamente. Por este motivo, nuestra client<text:change-end text:change-id="ct94850809637008"/><text:span text:style-name="T20">e</text:span><text:change-start text:change-id="ct94850817281008"/> necesita una aplicación donde cada integrante del grupo introduzca los días en los que está disponible para realizar el trabajo, y en la que pueda ver todos los días disponibles de los demás integrantes. De esta manera, una vez todos los miembros del grupo hayan introducido sus días de disponibilidad, esta información será presentada de una manera visual y fácil de entender, siendo así posible, de una <text:span text:style-name="T21">manera sencilla, determinar en qué días hay el mayor número de integrantes disponibles para hacer el trabajo conjuntamente.</text:span></text:p>
      <text:p text:style-name="P4"/>
      <text:p text:style-name="P3">Fundamentos para la solución al problema propuesto:</text:p>
      <text:p text:style-name="P2">Considero que la opción más óptima para hacer frente al problema que propone la cliente sería crear una aplicación de escritorio que cada integrante pueda descargarse, y conectarla a una base de datos para poder compartir toda la información que los usuarios de la aplicación introducen.</text:p>
      <text:p text:style-name="P2">Para hacer esto, he decidido utilizar el lenguaje de programación Python, ya que es bastante fácil de utilizar y, al ser multiplataforma, se puede ejecutar en cualquier entorno. También he elegido este lenguaje de programación porque podemos importar una interfaz gráfica estándar (TK) que es fácil de utilizar y es lo suficientemente compleja como para que podamos realizar todas las tareas necesarias para un correcto funcionamiento de nuestra aplicación<text:change-end text:change-id="ct94850817281008"/>, <text:span text:style-name="T20">como són la creación de botones, entradas de texto, tablas, mensajes emergentes y hasta la creación de un calendario interactivo.</text:span><text:change-start text:change-id="ct94850809633568"/></text:p>
      <text:p text:style-name="P2">Para almacenar los datos he decidido usar MySQL, y así poder almacenar toda la información en un único servidor y gestionarla correctamente. He decidido utilizar el gestor de bases de datos MySQL ya que esta es una plataforma gratuita y open-source, y también porque es uno de los gestores de b<text:span text:style-name="T21">ases de datos más seguros y sencillos de utilizar.</text:span><text:change-end text:change-id="ct94850809633568"/><text:span text:style-name="T21"> </text:span><text:span text:style-name="T22">De esta manera, la aplicación se podrá utilizar a la <text:s/>vez desde diferentes ordenadores, pero teniendo todos aceso a los mismos </text:span><text:span text:style-name="T23">datos</text:span><text:span text:style-name="T22">.</text:span><text:change-start text:change-id="ct94850693729632"/></text:p>
      <text:p text:style-name="P4"/>
      <text:p text:style-name="P3">Criterios de logro</text:p>
      <text:list xml:id="list212157002549967" text:continue-numbering="true" text:style-name="L1">
        <text:list-item>
          <text:p text:style-name="P8">Cualquier persona <text:change-end text:change-id="ct94850693729632"/><text:change text:change-id="ct94850693729872"/><text:change-start text:change-id="ct94850693730112"/><text:span text:style-name="T18">puede</text:span><text:change-end text:change-id="ct94850693730112"/><text:change-start text:change-id="ct94850693730352"/> acceder a esta aplicación, <text:span text:style-name="T15">sin importar su </text:span><text:span text:style-name="T16">sistema</text:span><text:change-end text:change-id="ct94850693730352"/><text:change-start text:change-id="ct94850792615392"/><text:span text:style-name="T16"> </text:span><text:span text:style-name="T17">operativo</text:span><text:change-end text:change-id="ct94850792615392"/><text:change-start text:change-id="ct94850793587440"/>.</text:p>
        </text:list-item>
        <text:list-item>
          <text:p text:style-name="P9"><text:span text:style-name="T2">Todos</text:span><text:change-end text:change-id="ct94850793587440"/><text:change text:change-id="ct94850809774368"/><text:change-start text:change-id="ct94850809774608"/><text:span text:style-name="T2"> </text:span><text:change-end text:change-id="ct94850809774608"/><text:change-start text:change-id="ct94850809774848"/><text:span text:style-name="T3">pueden </text:span><text:change-end text:change-id="ct94850809774848"/><text:change-start text:change-id="ct94850809775408"/><text:span text:style-name="T2">crear un usuario dentro de la aplicación, con un nombre único y una contraseña</text:span><text:change-end text:change-id="ct94850809775408"/><text:span text:style-name="T2">, </text:span><text:change text:change-id="ct94850809776432"/><text:span text:style-name="T12">y </text:span><text:span text:style-name="T8">iniciar sessión </text:span><text:span text:style-name="T12">con él en la aplicación.</text:span><text:change-start text:change-id="ct94850793587920"/></text:p>
        </text:list-item>
        <text:list-item>
          <text:p text:style-name="P11"><text:change-end text:change-id="ct94850793587920"/><text:change-start text:change-id="ct94850793589440"/><text:span text:style-name="T13">Todos los usuarios </text:span><text:change-end text:change-id="ct94850793589440"/><text:change text:change-id="ct94850809780816"/><text:change-start text:change-id="ct94850809781056"/><text:span text:style-name="T14">pueden </text:span><text:change-end text:change-id="ct94850809781056"/><text:change-start text:change-id="ct94850809781536"/><text:span text:style-name="T13">crear un grupo con un nombre único, una contraseña y una fecha lím</text:span><text:span text:style-name="T2">ite del grupo.</text:span><text:change-end text:change-id="ct94850809781536"/><text:change-start text:change-id="ct94850809782464"/></text:p>
        </text:list-item>
        <text:list-item>
          <text:p text:style-name="P10"><text:span text:style-name="T9">Los </text:span><text:span text:style-name="T3">administadores de un grupo pueden modificar las propiedades de este, que son el administrador del grupo, la contraseña </text:span><text:change-end text:change-id="ct94850809782464"/><text:span text:style-name="T7">del grupo </text:span><text:change-start text:change-id="ct94850693731168"/><text:span text:style-name="T3">y </text:span><text:span text:style-name="T4">su </text:span><text:span text:style-name="T3">fecha límite.</text:span><text:change-end text:change-id="ct94850693731168"/><text:change-start text:change-id="ct94850809678672"/></text:p>
        </text:list-item>
        <text:list-item>
          <text:p text:style-name="P10"><text:soft-page-break/><text:span text:style-name="T2">Cualquier usuario </text:span><text:change-end text:change-id="ct94850809678672"/><text:span text:style-name="T5">puede</text:span><text:change-start text:change-id="ct94850809679008"/><text:span text:style-name="T2"> unirse a un grupo de trabajo si sabe el nombre del grupo y la contraseña de este grupo.</text:span></text:p>
        </text:list-item>
        <text:list-item>
          <text:p text:style-name="P9"><text:span text:style-name="T2">El administrador de un grupo </text:span><text:change-end text:change-id="ct94850809679008"/><text:span text:style-name="T5">puede </text:span><text:change-start text:change-id="ct94850809779472"/><text:span text:style-name="T2">invitar a cualquier usuario a su grupo.</text:span></text:p>
        </text:list-item>
        <text:list-item>
          <text:p text:style-name="P9"><text:span text:style-name="T2">Los usuar</text:span><text:change-end text:change-id="ct94850809779472"/><text:change-start text:change-id="ct94850809778560"/><text:span text:style-name="T2">ios p</text:span><text:change-end text:change-id="ct94850809778560"/><text:span text:style-name="T10">ueden </text:span><text:change-start text:change-id="ct94850809680384"/><text:span text:style-name="T2">introducir</text:span><text:change-end text:change-id="ct94850809680384"/><text:change text:change-id="ct94850809680784"/><text:change-start text:change-id="ct94850809682096"/><text:span text:style-name="T2"> </text:span><text:change-end text:change-id="ct94850809682096"/><text:span text:style-name="T11">los días que se encuentran disponibles</text:span><text:change-start text:change-id="ct94850809685072"/><text:span text:style-name="T2"> a la aplicación.</text:span><text:change-end text:change-id="ct94850809685072"/><text:change-start text:change-id="ct94850793567856"/></text:p>
        </text:list-item>
        <text:list-item>
          <text:p text:style-name="P10"><text:span text:style-name="T2">La aplicación </text:span><text:change-end text:change-id="ct94850793567856"/><text:span text:style-name="T5">muestra </text:span><text:change-start text:change-id="ct94850809686240"/><text:span text:style-name="T6">gráficamente</text:span><text:span text:style-name="T2"> la disponibilidad de todos los miembros de un grupo.</text:span><text:change-end text:change-id="ct94850809686240"/><text:change-start text:change-id="ct94850809785456"/></text:p>
        </text:list-item>
        <text:list-item>
          <text:p text:style-name="P8"><text:span text:style-name="T21">La aplicación alerta</text:span><text:change-end text:change-id="ct94850809785456"/><text:span text:style-name="T21"> </text:span><text:change-start text:change-id="ct94850809683152"/><text:span text:style-name="T21">a los miembros de un grupo de cambios importantes que se den, mediante el u</text:span>so de notificaciones externas a la aplicación.</text:p>
        </text:list-item>
        <text:list-item>
          <text:p text:style-name="P8">Los datos que cualquier usuario introduc<text:change-end text:change-id="ct94850809683152"/><text:span text:style-name="T24">e</text:span><text:change-start text:change-id="ct94850809690032"/> se transmit<text:change-end text:change-id="ct94850809690032"/><text:span text:style-name="T20">en </text:span><text:change-start text:change-id="ct94850809688096"/>correctamente a la base de datos, y a la inversa.<text:change-end text:change-id="ct94850809688096"/><text:change text:change-id="ct94850809688576"/><text:change text:change-id="ct9485080968833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fo:text-shadow="none"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Default_20_Paragraph_20_Font" style:display-name="Default Paragraph Font" style:family="text"/>
    <style:style style:name="WW8Num1z2"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Numbering_20_Symbols" style:display-name="Numbering Symbols" style:family="text">
      <style:text-properties fo:font-size="11pt" style:font-size-asian="9.60000038146973pt"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bullet-char="·">
        <style:list-level-properties/>
      </text:list-level-style-bullet>
      <text:list-level-style-bullet text:level="2" text:bullet-char="-">
        <style:list-level-properties/>
      </text:list-level-style-bullet>
      <text:list-level-style-number text:level="3" text:style-name="WW_5f_CharLFO1LVL3" style:num-format="1">
        <style:list-level-properties/>
      </text:list-level-style-number>
      <text:list-level-style-number text:level="4" text:style-name="WW_5f_CharLFO1LVL4" style:num-format="1">
        <style:list-level-properties/>
      </text:list-level-style-number>
      <text:list-level-style-number text:level="5" text:style-name="WW_5f_CharLFO1LVL5" style:num-format="1">
        <style:list-level-properties/>
      </text:list-level-style-number>
      <text:list-level-style-number text:level="6" text:style-name="WW_5f_CharLFO1LVL6" style:num-format="1">
        <style:list-level-properties/>
      </text:list-level-style-number>
      <text:list-level-style-number text:level="7" text:style-name="WW_5f_CharLFO1LVL7" style:num-format="1">
        <style:list-level-properties/>
      </text:list-level-style-number>
      <text:list-level-style-number text:level="8" text:style-name="WW_5f_CharLFO1LVL8" style:num-format="1">
        <style:list-level-properties/>
      </text:list-level-style-number>
      <text:list-level-style-number text:level="9" text:style-name="WW_5f_CharLFO1LV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bullet-char="•">
        <style:list-level-properties/>
      </text:list-level-style-bullet>
      <text:list-level-style-number text:level="2" text:style-name="WW_5f_CharLFO2LVL2" style:num-format="1">
        <style:list-level-properties/>
      </text:list-level-style-number>
      <text:list-level-style-number text:level="3" text:style-name="WW_5f_CharLFO2LVL3" style:num-format="1">
        <style:list-level-properties/>
      </text:list-level-style-number>
      <text:list-level-style-number text:level="4" text:style-name="WW_5f_CharLFO2LVL4" style:num-format="1">
        <style:list-level-properties/>
      </text:list-level-style-number>
      <text:list-level-style-number text:level="5" text:style-name="WW_5f_CharLFO2LVL5" style:num-format="1">
        <style:list-level-properties/>
      </text:list-level-style-number>
      <text:list-level-style-number text:level="6" text:style-name="WW_5f_CharLFO2LVL6" style:num-format="1">
        <style:list-level-properties/>
      </text:list-level-style-number>
      <text:list-level-style-number text:level="7" text:style-name="WW_5f_CharLFO2LVL7" style:num-format="1">
        <style:list-level-properties/>
      </text:list-level-style-number>
      <text:list-level-style-number text:level="8" text:style-name="WW_5f_CharLFO2LVL8" style:num-format="1">
        <style:list-level-properties/>
      </text:list-level-style-number>
      <text:list-level-style-number text:level="9" text:style-name="WW_5f_CharLFO2LV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75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richardt</meta:initial-creator>
    <meta:creation-date>2011-02-06T11:20:00Z</meta:creation-date>
    <dc:date>2022-02-18T21:21:55.876297475</dc:date>
    <meta:editing-cycles>21</meta:editing-cycles>
    <meta:editing-duration>PT2H15M33S</meta:editing-duration>
    <meta:document-statistic meta:table-count="0" meta:image-count="0" meta:object-count="0" meta:page-count="2" meta:paragraph-count="18" meta:word-count="555" meta:character-count="3394" meta:non-whitespace-character-count="2866"/>
    <meta:template xlink:type="simple" xlink:actuate="onRequest" xlink:title="" xlink:href="Normal"/>
  </office:meta>
</office:document-meta>
</file>